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2.5965in" style:rel-column-width="24575*"/>
    </style:style>
    <style:style style:name="Table3.C" style:family="table-column">
      <style:table-column-properties style:column-width="2.5972in" style:rel-column-width="2457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1.7271in" style:rel-column-width="16345*"/>
    </style:style>
    <style:style style:name="Table4.B" style:family="table-column">
      <style:table-column-properties style:column-width="1.1167in" style:rel-column-width="10566*"/>
    </style:style>
    <style:style style:name="Table4.C" style:family="table-column">
      <style:table-column-properties style:column-width="2.3382in" style:rel-column-width="22125*"/>
    </style:style>
    <style:style style:name="Table4.D" style:family="table-column">
      <style:table-column-properties style:column-width="1.7438in" style:rel-column-width="16499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299in" style:rel-column-width="16370*"/>
    </style:style>
    <style:style style:name="Table1.B" style:family="table-column">
      <style:table-column-properties style:column-width="1.1181in" style:rel-column-width="10580*"/>
    </style:style>
    <style:style style:name="Table1.C" style:family="table-column">
      <style:table-column-properties style:column-width="2.3417in" style:rel-column-width="22160*"/>
    </style:style>
    <style:style style:name="Table1.D" style:family="table-column">
      <style:table-column-properties style:column-width="1.7354in" style:rel-column-width="164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74ecc" officeooo:paragraph-rsid="0010ccfb"/>
    </style:style>
    <style:style style:name="P2" style:family="paragraph" style:parent-style-name="Table_20_Contents">
      <style:text-properties officeooo:rsid="001d66a2" officeooo:paragraph-rsid="001d66a2"/>
    </style:style>
    <style:style style:name="P3" style:family="paragraph" style:parent-style-name="Table_20_Contents">
      <style:text-properties officeooo:rsid="0028fee4" officeooo:paragraph-rsid="0028fee4"/>
    </style:style>
    <style:style style:name="P4" style:family="paragraph" style:parent-style-name="Standard">
      <style:text-properties officeooo:paragraph-rsid="0015b49a"/>
    </style:style>
    <style:style style:name="P5" style:family="paragraph" style:parent-style-name="Table_20_Contents">
      <style:text-properties officeooo:paragraph-rsid="0015b49a"/>
    </style:style>
    <style:style style:name="P6" style:family="paragraph" style:parent-style-name="Table_20_Contents">
      <style:text-properties fo:font-weight="bold" officeooo:rsid="0006349c" officeooo:paragraph-rsid="0006349c" style:font-weight-asian="bold" style:font-weight-complex="bold"/>
    </style:style>
    <style:style style:name="P7" style:family="paragraph" style:parent-style-name="Table_20_Contents">
      <style:text-properties fo:font-weight="bold" officeooo:rsid="0006349c" officeooo:paragraph-rsid="001d66a2" style:font-weight-asian="bold" style:font-weight-complex="bold"/>
    </style:style>
    <style:style style:name="P8" style:family="paragraph" style:parent-style-name="Table_20_Contents">
      <style:text-properties fo:font-weight="bold" officeooo:rsid="00074ecc" officeooo:paragraph-rsid="00074ecc" style:font-weight-asian="bold" style:font-weight-complex="bold"/>
    </style:style>
    <style:style style:name="P9" style:family="paragraph" style:parent-style-name="Table_20_Contents">
      <style:text-properties fo:font-weight="bold" officeooo:rsid="00074ecc" officeooo:paragraph-rsid="001d66a2" style:font-weight-asian="bold" style:font-weight-complex="bold"/>
    </style:style>
    <style:style style:name="P10" style:family="paragraph" style:parent-style-name="Text_20_body">
      <style:text-properties fo:font-weight="bold" officeooo:rsid="00338027" officeooo:paragraph-rsid="00338027" style:font-weight-asian="bold" style:font-weight-complex="bold"/>
    </style:style>
    <style:style style:name="P11" style:family="paragraph" style:parent-style-name="Text_20_body">
      <style:text-properties fo:font-weight="bold" officeooo:rsid="003b2feb" officeooo:paragraph-rsid="003b2feb" style:font-weight-asian="bold" style:font-weight-complex="bold"/>
    </style:style>
    <style:style style:name="P12" style:family="paragraph" style:parent-style-name="Table_20_Contents">
      <style:text-properties officeooo:paragraph-rsid="0010ccfb"/>
    </style:style>
    <style:style style:name="P13" style:family="paragraph" style:parent-style-name="Table_20_Contents">
      <style:text-properties officeooo:rsid="00142b4c" officeooo:paragraph-rsid="0015b49a"/>
    </style:style>
    <style:style style:name="P14" style:family="paragraph" style:parent-style-name="Table_20_Contents">
      <style:text-properties officeooo:rsid="00142b4c" officeooo:paragraph-rsid="001d66a2"/>
    </style:style>
    <style:style style:name="P15" style:family="paragraph" style:parent-style-name="Table_20_Contents">
      <style:text-properties officeooo:rsid="0015b49a" officeooo:paragraph-rsid="0015b49a"/>
    </style:style>
    <style:style style:name="P16" style:family="paragraph" style:parent-style-name="Table_20_Contents">
      <style:text-properties officeooo:rsid="0015b49a" officeooo:paragraph-rsid="001d66a2"/>
    </style:style>
    <style:style style:name="P17" style:family="paragraph" style:parent-style-name="Table_20_Contents">
      <style:text-properties officeooo:paragraph-rsid="001d66a2"/>
    </style:style>
    <style:style style:name="P18" style:family="paragraph" style:parent-style-name="Text_20_body">
      <style:text-properties officeooo:paragraph-rsid="001d66a2"/>
    </style:style>
    <style:style style:name="P19" style:family="paragraph" style:parent-style-name="Table_20_Contents">
      <style:text-properties officeooo:rsid="0020058a" officeooo:paragraph-rsid="0020058a"/>
    </style:style>
    <style:style style:name="P20" style:family="paragraph" style:parent-style-name="Table_20_Contents">
      <style:text-properties style:text-line-through-style="solid" style:text-line-through-type="single" officeooo:rsid="0020058a" officeooo:paragraph-rsid="0020058a"/>
    </style:style>
    <style:style style:name="P21" style:family="paragraph" style:parent-style-name="Table_20_Contents">
      <style:text-properties officeooo:rsid="0020c3eb" officeooo:paragraph-rsid="0020c3eb"/>
    </style:style>
    <style:style style:name="P22" style:family="paragraph" style:parent-style-name="Table_20_Contents">
      <style:text-properties officeooo:rsid="00216bfc" officeooo:paragraph-rsid="00216bfc"/>
    </style:style>
    <style:style style:name="P23" style:family="paragraph" style:parent-style-name="Table_20_Contents">
      <style:text-properties officeooo:rsid="00226a24" officeooo:paragraph-rsid="00226a24"/>
    </style:style>
    <style:style style:name="P24" style:family="paragraph" style:parent-style-name="Table_20_Contents">
      <style:text-properties fo:font-style="normal" fo:font-weight="bold" officeooo:rsid="002a8589" officeooo:paragraph-rsid="002a8589" style:font-style-asian="normal" style:font-weight-asian="bold" style:font-style-complex="normal" style:font-weight-complex="bold"/>
    </style:style>
    <style:style style:name="P25" style:family="paragraph" style:parent-style-name="Table_20_Contents">
      <style:text-properties officeooo:rsid="002abaf0" officeooo:paragraph-rsid="002abaf0"/>
    </style:style>
    <style:style style:name="P26" style:family="paragraph" style:parent-style-name="Table_20_Contents">
      <style:text-properties officeooo:rsid="002c42f2" officeooo:paragraph-rsid="002c42f2"/>
    </style:style>
    <style:style style:name="P27" style:family="paragraph" style:parent-style-name="Table_20_Contents">
      <style:text-properties officeooo:rsid="002de014" officeooo:paragraph-rsid="002de014"/>
    </style:style>
    <style:style style:name="P28" style:family="paragraph" style:parent-style-name="Table_20_Contents">
      <style:text-properties officeooo:rsid="002de659" officeooo:paragraph-rsid="002de659"/>
    </style:style>
    <style:style style:name="P29" style:family="paragraph" style:parent-style-name="Table_20_Contents">
      <style:text-properties officeooo:rsid="002e4ce1" officeooo:paragraph-rsid="002e4ce1"/>
    </style:style>
    <style:style style:name="P30" style:family="paragraph" style:parent-style-name="Table_20_Contents">
      <style:text-properties officeooo:rsid="002f301d" officeooo:paragraph-rsid="002f301d"/>
    </style:style>
    <style:style style:name="P31" style:family="paragraph" style:parent-style-name="Table_20_Contents">
      <style:text-properties officeooo:rsid="0030025a" officeooo:paragraph-rsid="0030025a"/>
    </style:style>
    <style:style style:name="P32" style:family="paragraph" style:parent-style-name="Table_20_Contents">
      <style:text-properties officeooo:rsid="00308280" officeooo:paragraph-rsid="00308280"/>
    </style:style>
    <style:style style:name="P33" style:family="paragraph" style:parent-style-name="Table_20_Contents">
      <style:text-properties officeooo:rsid="00308f10" officeooo:paragraph-rsid="00308f10"/>
    </style:style>
    <style:style style:name="P34" style:family="paragraph" style:parent-style-name="Text_20_body">
      <style:text-properties officeooo:paragraph-rsid="00057591"/>
    </style:style>
    <style:style style:name="P35" style:family="paragraph" style:parent-style-name="Text_20_body">
      <style:text-properties officeooo:rsid="000a42fb" officeooo:paragraph-rsid="000a42fb"/>
    </style:style>
    <style:style style:name="P36" style:family="paragraph" style:parent-style-name="Text_20_body">
      <style:text-properties officeooo:rsid="00267018" officeooo:paragraph-rsid="00267018"/>
    </style:style>
    <style:style style:name="P37" style:family="paragraph" style:parent-style-name="Text_20_body">
      <style:text-properties officeooo:paragraph-rsid="0028fee4"/>
    </style:style>
    <style:style style:name="P38" style:family="paragraph" style:parent-style-name="Title">
      <style:text-properties officeooo:rsid="00031ee4" officeooo:paragraph-rsid="00031ee4"/>
    </style:style>
    <style:style style:name="P39" style:family="paragraph" style:parent-style-name="Text_20_body">
      <style:text-properties officeooo:rsid="00338027" officeooo:paragraph-rsid="00338027"/>
    </style:style>
    <style:style style:name="P40" style:family="paragraph" style:parent-style-name="Text_20_body">
      <style:text-properties officeooo:rsid="00338027" officeooo:paragraph-rsid="00361b4d"/>
    </style:style>
    <style:style style:name="P41" style:family="paragraph" style:parent-style-name="Text_20_body">
      <style:text-properties officeooo:rsid="00361b4d" officeooo:paragraph-rsid="00361b4d"/>
    </style:style>
    <style:style style:name="P42" style:family="paragraph" style:parent-style-name="Text_20_body">
      <style:text-properties officeooo:rsid="00379439" officeooo:paragraph-rsid="00379439"/>
    </style:style>
    <style:style style:name="P43" style:family="paragraph" style:parent-style-name="Text_20_body">
      <style:text-properties officeooo:rsid="0037ab43" officeooo:paragraph-rsid="0037ab43"/>
    </style:style>
    <style:style style:name="P44" style:family="paragraph" style:parent-style-name="Text_20_body">
      <style:text-properties officeooo:rsid="0039312f" officeooo:paragraph-rsid="0039312f"/>
    </style:style>
    <style:style style:name="P45" style:family="paragraph" style:parent-style-name="Text_20_body">
      <style:text-properties officeooo:rsid="003b2feb" officeooo:paragraph-rsid="003b2feb"/>
    </style:style>
    <style:style style:name="P46" style:family="paragraph" style:parent-style-name="Text_20_body">
      <style:text-properties officeooo:rsid="003ca446" officeooo:paragraph-rsid="003ca446"/>
    </style:style>
    <style:style style:name="P47" style:family="paragraph" style:parent-style-name="Text_20_body">
      <style:text-properties officeooo:rsid="003cd85e" officeooo:paragraph-rsid="003cd85e"/>
    </style:style>
    <style:style style:name="P48" style:family="paragraph" style:parent-style-name="Text_20_body">
      <style:text-properties officeooo:rsid="003d9c81" officeooo:paragraph-rsid="003d9c81"/>
    </style:style>
    <style:style style:name="P49" style:family="paragraph" style:parent-style-name="Text_20_body">
      <style:text-properties officeooo:rsid="003e939f" officeooo:paragraph-rsid="003e939f"/>
    </style:style>
    <style:style style:name="P50" style:family="paragraph" style:parent-style-name="Heading_20_1">
      <style:text-properties officeooo:rsid="00057591" officeooo:paragraph-rsid="00057591"/>
    </style:style>
    <style:style style:name="P51" style:family="paragraph" style:parent-style-name="Heading_20_1">
      <style:paragraph-properties fo:break-before="page"/>
      <style:text-properties officeooo:rsid="00057591" officeooo:paragraph-rsid="00057591"/>
    </style:style>
    <style:style style:name="P52" style:family="paragraph" style:parent-style-name="Heading_20_1">
      <style:paragraph-properties fo:break-before="page"/>
      <style:text-properties officeooo:rsid="00129871" officeooo:paragraph-rsid="00129871"/>
    </style:style>
    <style:style style:name="P53" style:family="paragraph" style:parent-style-name="Heading_20_1">
      <style:text-properties officeooo:rsid="00319dd6" officeooo:paragraph-rsid="00319dd6"/>
    </style:style>
    <style:style style:name="P54" style:family="paragraph" style:parent-style-name="Heading_20_1">
      <style:paragraph-properties fo:break-before="page"/>
      <style:text-properties officeooo:rsid="000f68c8" officeooo:paragraph-rsid="000f68c8"/>
    </style:style>
    <style:style style:name="P55" style:family="paragraph" style:parent-style-name="Heading_20_2">
      <style:text-properties officeooo:rsid="0028fee4" officeooo:paragraph-rsid="0028fee4"/>
    </style:style>
    <style:style style:name="P56" style:family="paragraph" style:parent-style-name="Heading_20_2">
      <style:text-properties officeooo:rsid="001d66a2" officeooo:paragraph-rsid="001d66a2"/>
    </style:style>
    <style:style style:name="P57" style:family="paragraph" style:parent-style-name="Heading_20_2">
      <style:text-properties officeooo:rsid="00074ecc" officeooo:paragraph-rsid="0010ccfb"/>
    </style:style>
    <style:style style:name="P58" style:family="paragraph" style:parent-style-name="Heading_20_2">
      <style:text-properties officeooo:rsid="00319dd6" officeooo:paragraph-rsid="00319dd6"/>
    </style:style>
    <style:style style:name="P59" style:family="paragraph" style:parent-style-name="Text_20_body" style:list-style-name="L1">
      <style:text-properties officeooo:rsid="000a42fb" officeooo:paragraph-rsid="000a42fb"/>
    </style:style>
    <style:style style:name="P60" style:family="paragraph" style:parent-style-name="Text_20_body" style:list-style-name="L2">
      <style:text-properties fo:font-weight="bold" officeooo:rsid="00142b4c" officeooo:paragraph-rsid="00142b4c" style:font-weight-asian="bold" style:font-weight-complex="bold"/>
    </style:style>
    <style:style style:name="P61" style:family="paragraph" style:parent-style-name="Text_20_body" style:list-style-name="L3">
      <style:text-properties officeooo:rsid="00074ecc" officeooo:paragraph-rsid="00074ecc"/>
    </style:style>
    <style:style style:name="P62" style:family="paragraph" style:parent-style-name="Text_20_body" style:list-style-name="L3">
      <style:text-properties officeooo:rsid="000cf4a2" officeooo:paragraph-rsid="000cf4a2"/>
    </style:style>
    <style:style style:name="P63" style:family="paragraph" style:parent-style-name="Text_20_body" style:list-style-name="L3">
      <style:text-properties officeooo:rsid="000d5457" officeooo:paragraph-rsid="000d5457"/>
    </style:style>
    <style:style style:name="P64" style:family="paragraph" style:parent-style-name="Text_20_body" style:list-style-name="L4">
      <style:text-properties officeooo:paragraph-rsid="000f68c8"/>
    </style:style>
    <style:style style:name="P65" style:family="paragraph" style:parent-style-name="Text_20_body" style:list-style-name="L4">
      <style:text-properties officeooo:rsid="00267018" officeooo:paragraph-rsid="00267018"/>
    </style:style>
    <style:style style:name="P66" style:family="paragraph" style:parent-style-name="Text_20_body" style:list-style-name="L5">
      <style:text-properties officeooo:rsid="00267018" officeooo:paragraph-rsid="00267018"/>
    </style:style>
    <style:style style:name="P67" style:family="paragraph" style:parent-style-name="Text_20_body" style:list-style-name="L5">
      <style:text-properties officeooo:paragraph-rsid="000f68c8"/>
    </style:style>
    <style:style style:name="T1" style:family="text">
      <style:text-properties officeooo:rsid="000b8655"/>
    </style:style>
    <style:style style:name="T2" style:family="text">
      <style:text-properties officeooo:rsid="000e717a"/>
    </style:style>
    <style:style style:name="T3" style:family="text">
      <style:text-properties officeooo:rsid="0015b49a"/>
    </style:style>
    <style:style style:name="T4" style:family="text">
      <style:text-properties officeooo:rsid="001d26f8"/>
    </style:style>
    <style:style style:name="T5" style:family="text">
      <style:text-properties officeooo:rsid="003cd85e"/>
    </style:style>
    <style:style style:name="T6" style:family="text">
      <style:text-properties officeooo:rsid="003f2a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Sensornetzwerk Proof of Concept</text:p>
      <text:h text:style-name="P50" text:outline-level="1">Teststrategie</text:h>
      <text:list text:style-name="L1">
        <text:list-item>
          <text:p text:style-name="P59">Standorte fix definieren (Reproduzierbarkeit). Siehe auch Aufgabenstellung <text:span text:style-name="T1">für Standorte HSLU</text:span>.</text:p>
        </text:list-item>
      </text:list>
      <text:p text:style-name="P35"/>
      <text:h text:style-name="P51" text:outline-level="1">Testkriterien</text:h>
      <text:list text:style-name="L2">
        <text:list-item>
          <text:p text:style-name="P60">Wie messen? Im PoC mit Entwicklerboard prüfen.</text:p>
        </text:list-item>
      </text:list>
      <text:h text:style-name="P55" text:outline-level="2">Systemeigenschaften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Eigenschaft</text:p>
          </table:table-cell>
          <table:table-cell table:style-name="Table3.A1" office:value-type="string">
            <text:p text:style-name="P24">Beschreibung</text:p>
          </table:table-cell>
          <table:table-cell table:style-name="Table3.C1" office:value-type="string">
            <text:p text:style-name="P24">Bemerkung</text:p>
          </table:table-cell>
        </table:table-row>
        <table:table-row>
          <table:table-cell table:style-name="Table3.A2" office:value-type="string">
            <text:p text:style-name="P3">Sensitivität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RF TX Gain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RF RX Gain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2">Gewicht, Grösse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33">Grösse Performance Tradeoff</text:p>
          </table:table-cell>
        </table:table-row>
      </table:table>
      <text:p text:style-name="P37"/>
      <text:h text:style-name="Heading_20_2" text:outline-level="2">Metr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">Kriterium</text:p>
          </table:table-cell>
          <table:table-cell table:style-name="Table4.A1" office:value-type="string">
            <text:p text:style-name="P6">Gewichtung</text:p>
          </table:table-cell>
          <table:table-cell table:style-name="Table4.A1" office:value-type="string">
            <text:p text:style-name="P6">Beschreibung</text:p>
          </table:table-cell>
          <table:table-cell table:style-name="Table4.D1" office:value-type="string">
            <text:p text:style-name="P8">Bemerkung</text:p>
          </table:table-cell>
        </table:table-row>
        <table:table-row>
          <table:table-cell table:style-name="Table4.A2" office:value-type="string">
            <text:p text:style-name="P13">Packet Reception Ratio</text:p>
          </table:table-cell>
          <table:table-cell table:style-name="Table4.A2" office:value-type="string">
            <text:p text:style-name="P23">A</text:p>
          </table:table-cell>
          <table:table-cell table:style-name="Table4.A2" office:value-type="string">
            <text:p text:style-name="P5"/>
          </table:table-cell>
          <table:table-cell table:style-name="Table4.D2" office:value-type="string">
            <text:p text:style-name="P13">Wiedersenden → Energieverbrauch</text:p>
          </table:table-cell>
        </table:table-row>
        <table:table-row>
          <table:table-cell table:style-name="Table4.A2" office:value-type="string">
            <text:p text:style-name="P13">Empfangsstärke / <text:span text:style-name="T3">Reichweite</text:span></text:p>
            <text:p text:style-name="P13">Received Signal Strenth Indicator</text:p>
          </table:table-cell>
          <table:table-cell table:style-name="Table4.A2" office:value-type="string">
            <text:p text:style-name="P21">A</text:p>
          </table:table-cell>
          <table:table-cell table:style-name="Table4.A2" office:value-type="string">
            <text:p text:style-name="P5"/>
          </table:table-cell>
          <table:table-cell table:style-name="Table4.D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13">Signal Noise Ratio</text:p>
          </table:table-cell>
          <table:table-cell table:style-name="Table4.A2" office:value-type="string">
            <text:p text:style-name="P22">A</text:p>
          </table:table-cell>
          <table:table-cell table:style-name="Table4.A2" office:value-type="string">
            <text:p text:style-name="P5"/>
          </table:table-cell>
          <table:table-cell table:style-name="Table4.D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15">Link Quality Indicator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D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19">Bit Error Rate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D2" office:value-type="string">
            <text:p text:style-name="P5"/>
          </table:table-cell>
        </table:table-row>
        <table:table-row>
          <table:table-cell table:style-name="Table4.A2" office:value-type="string">
            <text:p text:style-name="P25">Daten Throughput</text:p>
          </table:table-cell>
          <table:table-cell table:style-name="Table4.A2" office:value-type="string">
            <text:p text:style-name="P25">A</text:p>
          </table:table-cell>
          <table:table-cell table:style-name="Table4.A2" office:value-type="string">
            <text:p text:style-name="P5"/>
          </table:table-cell>
          <table:table-cell table:style-name="Table4.D2" office:value-type="string">
            <text:p text:style-name="P26">Vergleich Berechnung, Theorie</text:p>
          </table:table-cell>
        </table:table-row>
        <table:table-row>
          <table:table-cell table:style-name="Table4.A2" office:value-type="string">
            <text:p text:style-name="P28">Linearität Power – Gain</text:p>
            <text:p text:style-name="P29">Distortion</text:p>
          </table:table-cell>
          <table:table-cell table:style-name="Table4.A2" office:value-type="string">
            <text:p text:style-name="P30">C</text:p>
          </table:table-cell>
          <table:table-cell table:style-name="Table4.A2" office:value-type="string">
            <text:p text:style-name="P5"/>
          </table:table-cell>
          <table:table-cell table:style-name="Table4.D2" office:value-type="string">
            <text:p text:style-name="P31">«Power vs Performance Tradeoff»</text:p>
          </table:table-cell>
        </table:table-row>
      </table:table>
      <text:p text:style-name="P4"/>
      <text:h text:style-name="P56" text:outline-level="2">Qualit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Kriterium</text:p>
          </table:table-cell>
          <table:table-cell table:style-name="Table1.A1" office:value-type="string">
            <text:p text:style-name="P7">Gewichtung</text:p>
          </table:table-cell>
          <table:table-cell table:style-name="Table1.A1" office:value-type="string">
            <text:p text:style-name="P7">Beschreibung</text:p>
          </table:table-cell>
          <table:table-cell table:style-name="Table1.D1" office:value-type="string">
            <text:p text:style-name="P9">Bemerkung</text:p>
          </table:table-cell>
        </table:table-row>
        <table:table-row>
          <table:table-cell table:style-name="Table1.A2" office:value-type="string">
            <text:p text:style-name="P2">Energieeffizienz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0">Accuracy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9">Reactivity</text:p>
          </table:table-cell>
          <table:table-cell table:style-name="Table1.A2" office:value-type="string">
            <text:p text:style-name="P19">C</text:p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Stability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</table:table>
      <text:p text:style-name="P18"/>
      <text:h text:style-name="P52" text:outline-level="1">Testaufbau</text:h>
      <text:p text:style-name="P34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Standort Obergeschoss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">Standort Erdgeschoss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">Standort Untergeschoss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2"/>
          </table:table-cell>
        </table:table-row>
      </table:table>
      <text:h text:style-name="P57" text:outline-level="2">Anmerkungen</text:h>
      <text:list text:style-name="L3">
        <text:list-item>
          <text:p text:style-name="P61">Standort der Antenne über Boden relevant</text:p>
        </text:list-item>
        <text:list-item>
          <text:p text:style-name="P62">Verbindung zu Gateway entscheidend. Standort Wahl macht viel aus.</text:p>
          <text:list>
            <text:list-item>
              <text:p text:style-name="P63">Netzabdeckung Gateway <text:span text:style-name="T2">zu Cloud </text:span>und Netzabdeckung Sensorknoten <text:span text:style-name="T2">zu Gateway.</text:span></text:p>
            </text:list-item>
          </text:list>
        </text:list-item>
      </text:list>
      <text:h text:style-name="P53" text:outline-level="1">Messungen</text:h>
      <text:h text:style-name="P58" text:outline-level="2">20231029 Verbindungskontrolle</text:h>
      <text:p text:style-name="P43">Sendeleistung max (5, ??db)</text:p>
      <text:p text:style-name="P39">Ort Empfänger : </text:p>
      <text:p text:style-name="P10">Messung</text:p>
      <text:p text:style-name="P39">Ort Sender : C200</text:p>
      <text:p text:style-name="P39">Empfang : Kein Empfang, senden von 10 Datenpaketen.</text:p>
      <text:p text:style-name="P41">Messung</text:p>
      <text:p text:style-name="P41">Ort Sender: Vor D214</text:p>
      <text:p text:style-name="P40">Empfang : Kein Empfang, senden von 10 Datenpaketen.</text:p>
      <text:p text:style-name="P42">Messung</text:p>
      <text:p text:style-name="P42">E200</text:p>
      <text:p text:style-name="P44">KEINE ÜBERTRAGUNG BEI VOLLER SENDELEISTUNG</text:p>
      <text:p text:style-name="P11">Sendeleistung auf 4</text:p>
      <text:p text:style-name="P45">ein Packet von 10 erhalten</text:p>
      <text:p text:style-name="P46">zimmer nebenan 1 packet</text:p>
      <text:p text:style-name="P46">e200 1 packet</text:p>
      <text:p text:style-name="P47">d2xx packete empfangen (mehrere, siehe datei)</text:p>
      <text:p text:style-name="P48">c200 <text:span text:style-name="T5">packete empfangen (mehrere, siehe datei)</text:span></text:p>
      <text:p text:style-name="P49"><text:soft-page-break/>Bxx Anlieferung</text:p>
      <text:p text:style-name="P49">Ein Packet empfangen <text:span text:style-name="T6">(erstes)</text:span></text:p>
      <text:p text:style-name="P48"/>
      <text:p text:style-name="P48"/>
      <text:p text:style-name="P48"/>
      <text:p text:style-name="P46"/>
      <text:h text:style-name="P54" text:outline-level="1">Referenzen</text:h>
      <text:list text:style-name="L4">
        <text:list-item>
          <text:p text:style-name="P64"><text:a xlink:type="simple" xlink:href="https://core.ac.uk/download/pdf/55219772.pdf" text:style-name="Internet_20_link" text:visited-style-name="Visited_20_Internet_20_Link">https://core.ac.uk/download/pdf/55219772.pdf</text:a> Radio Link Quality Estimation in Wireless Sensor Networks: a Survey <text:span text:style-name="T4">(DOI = 10.1145/0000000.0000000)</text:span></text:p>
          <text:list>
            <text:list-item>
              <text:p text:style-name="P65">Testkriterien</text:p>
            </text:list-item>
          </text:list>
        </text:list-item>
      </text:list>
      <text:list text:style-name="L5">
        <text:list-item>
          <text:p text:style-name="P67"><text:a xlink:type="simple" xlink:href="https://www.embedded.com/size-weight-and-power-versus-performance-trade-offs-in-software-defined-radios/" text:style-name="Internet_20_link" text:visited-style-name="Visited_20_Internet_20_Link">https://www.embedded.com/size-weight-and-power-versus-performance-trade-offs-in-software-defined-radios/</text:a></text:p>
          <text:list>
            <text:list-item>
              <text:p text:style-name="P66">Testkriterien</text:p>
            </text:list-item>
          </text:list>
        </text:list-item>
      </text:list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3:27:00.432314085</meta:creation-date>
    <meta:generator>LibreOffice/7.5.7.1$Linux_X86_64 LibreOffice_project/50$Build-1</meta:generator>
    <dc:date>2023-10-29T16:58:59.615493833</dc:date>
    <meta:editing-duration>PT1H54M25S</meta:editing-duration>
    <meta:editing-cycles>64</meta:editing-cycles>
    <meta:document-statistic meta:table-count="4" meta:image-count="0" meta:object-count="0" meta:page-count="6" meta:paragraph-count="80" meta:word-count="229" meta:character-count="1798" meta:non-whitespace-character-count="1656"/>
  </office:meta>
</office:document-meta>
</file>